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hadow="none"/>
    </style:style>
    <style:style style:name="Tabella2.A" style:family="table-column">
      <style:table-column-properties style:column-width="2.011cm" style:rel-column-width="1140*"/>
    </style:style>
    <style:style style:name="Tabella2.B" style:family="table-column">
      <style:table-column-properties style:column-width="1.984cm" style:rel-column-width="1125*"/>
    </style:style>
    <style:style style:name="Tabella2.C" style:family="table-column">
      <style:table-column-properties style:column-width="13.003cm" style:rel-column-width="7372*"/>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A2" style:family="table-cell">
      <style:table-cell-properties fo:padding="0.097cm" fo:border="none"/>
    </style:style>
    <style:style style:name="Tabella2.B2" style:family="table-cell">
      <style:table-cell-properties fo:padding="0.097cm" fo:border-left="0.002cm solid #000000" fo:border-right="none" fo:border-top="none"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1"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2"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2"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15"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16" style:family="paragraph" style:parent-style-name="Standard">
      <style:paragraph-properties style:text-autospace="none"/>
      <style:text-properties style:font-name="Arial2" fo:font-size="15pt" style:font-name-asian="Arial2" style:font-size-asian="15pt" style:font-name-complex="Arial2" style:font-size-complex="15pt"/>
    </style:style>
    <style:style style:name="P17" style:family="paragraph" style:parent-style-name="Standard">
      <style:paragraph-properties fo:text-align="justify" style:justify-single-word="false" style:text-autospace="none"/>
      <style:text-properties style:font-name="Arial2" fo:font-size="15pt" style:font-name-asian="Arial2" style:font-size-asian="15pt" style:font-name-complex="Arial2" style:font-size-complex="15pt"/>
    </style:style>
    <style:style style:name="P18"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19" style:family="paragraph" style:parent-style-name="Standard">
      <style:paragraph-properties fo:text-align="justify" style:justify-single-word="false" style:text-autospace="none"/>
      <style:text-properties style:font-name="Arial2" fo:font-size="15pt" style:text-underline-style="none" style:font-name-asian="Arial2" style:font-size-asian="15pt" style:font-name-complex="Arial2" style:font-size-complex="15pt"/>
    </style:style>
    <style:style style:name="P20" style:family="paragraph" style:parent-style-name="Standard">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1" style:family="paragraph" style:parent-style-name="Standard">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22" style:family="paragraph" style:parent-style-name="Standard" style:list-style-name="L1">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3" style:family="paragraph" style:parent-style-name="Standard" style:list-style-name="L2">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4" style:family="paragraph" style:parent-style-name="Standard">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5"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6"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7"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8"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29"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0"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1"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2" style:family="paragraph" style:parent-style-name="Standard" style:list-style-name="L3">
      <style:paragraph-properties fo:text-align="justify" style:justify-single-word="false" style:text-autospace="none"/>
      <style:text-properties style:font-name="Arial2" fo:font-size="12pt" style:font-name-asian="Arial2" style:font-size-asian="12pt" style:font-name-complex="Arial2" style:font-size-complex="12pt"/>
    </style:style>
    <style:style style:name="P33"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4" style:family="paragraph" style:parent-style-name="Standard" style:list-style-name="L4">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5" style:family="paragraph" style:parent-style-name="Standard" style:list-style-name="L4">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6" style:family="paragraph" style:parent-style-name="Standard" style:list-style-name="L4">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7" style:family="paragraph" style:parent-style-name="Standard" style:list-style-name="L4">
      <style:paragraph-properties fo:text-align="justify" style:justify-single-word="false" style:text-autospace="none"/>
      <style:text-properties style:font-name="Arial2" fo:font-size="12pt" style:text-underline-style="none" style:font-name-asian="Arial2" style:font-size-asian="12pt" style:font-name-complex="Arial2" style:font-size-complex="12pt"/>
    </style:style>
    <style:style style:name="P38"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9"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40" style:family="paragraph" style:parent-style-name="Standard">
      <style:paragraph-properties style:text-autospace="none"/>
      <style:text-properties style:font-name="Arial2" fo:font-size="15pt" style:font-name-asian="Arial2" style:font-size-asian="15pt" style:font-name-complex="Arial2" style:font-size-complex="15pt"/>
    </style:style>
    <style:style style:name="P41"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42" style:family="paragraph" style:parent-style-name="Standard">
      <style:paragraph-properties fo:break-before="page" style:text-autospace="none"/>
      <style:text-properties style:font-name="Arial2" fo:font-size="15pt" style:font-name-asian="Arial2" style:font-size-asian="15pt" style:font-name-complex="Arial2" style:font-size-complex="15pt"/>
    </style:style>
    <style:style style:name="P43"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44" style:family="paragraph" style:parent-style-name="Header">
      <style:paragraph-properties fo:text-align="center" style:justify-single-word="false"/>
      <style:text-properties fo:font-size="6pt" style:font-size-asian="6pt" style:font-size-complex="6pt"/>
    </style:style>
    <style:style style:name="P45" style:family="paragraph" style:parent-style-name="Table_20_Contents">
      <style:text-properties fo:font-weight="bold" style:font-weight-asian="bold" style:font-weight-complex="bold"/>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5pt" style:font-size-asian="15pt" style:font-size-complex="15pt"/>
    </style:style>
    <style:style style:name="T4" style:family="text">
      <style:text-properties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style:font-weight-asian="bold"/>
    </style:style>
    <style:style style:name="T8" style:family="text">
      <style:text-properties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text:style-name="Numbering_20_Symbols" style:num-suffix="." style:num-format="1" text:start-value="2">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Studio di fattibilità : Progetto GoMoku3D</text:p>
          </table:table-cell>
          <table:table-cell table:style-name="Tabella4.B1" office:value-type="string">
            <text:p text:style-name="P9">20 Novembre 2007</text:p>
          </table:table-cell>
        </table:table-row>
        <table:table-row>
          <table:table-cell table:style-name="Tabella4.A2" office:value-type="string">
            <text:p text:style-name="P8">Documento interno – v1.0</text:p>
          </table:table-cell>
          <table:table-cell table:style-name="Tabella4.B2" office:value-type="string">
            <text:p text:style-name="P9">Studio di fattibilità GoMoku3D_1.0.odt</text:p>
          </table:table-cell>
        </table:table-row>
      </table:table>
      <text:p text:style-name="P12"/>
      <text:p text:style-name="P12"/>
      <text:p text:style-name="P13">Redazione:</text:p>
      <text:p text:style-name="P15"><text:tab/><text:tab/><text:tab/>20/11/2007<text:tab/>Giordano Cariani<text:tab/><text:tab/><text:tab/></text:p>
      <text:p text:style-name="P18"/>
      <text:p text:style-name="P18">Revisione:<text:tab/></text:p>
      <text:p text:style-name="P15"><text:tab/><text:tab/><text:tab/>21/11/2007<text:tab/>Daniele Bonaldo<text:tab/><text:tab/><text:tab/></text:p>
      <text:p text:style-name="P18"/>
      <text:p text:style-name="P18">Approvazione:</text:p>
      <text:p text:style-name="P18"><text:tab/><text:tab/><text:tab/><text:span text:style-name="T4">21/11/2007<text:tab/>Diego Benin<text:tab/><text:tab/><text:tab/><text:tab/></text:span></text:p>
      <text:p text:style-name="P18"/>
      <text:p text:style-name="P15"><text:span text:style-name="T6">Lista di distribuzione:</text:span></text:p>
      <text:p text:style-name="P15"><text:tab/><text:tab/><text:tab/><text:tab/><text:tab/><text:tab/>-Vardanega Tullio</text:p>
      <text:p text:style-name="P15"><text:tab/><text:tab/><text:tab/><text:tab/><text:tab/><text:tab/>-Palazzi Claudio</text:p>
      <text:p text:style-name="P15"><text:tab/><text:tab/><text:tab/><text:tab/><text:tab/><text:tab/>-Stylosoft</text:p>
      <text:p text:style-name="P15"/>
      <text:p text:style-name="P16"><text:span text:style-name="T6">Registro delle modifiche:</text:span></text:p>
      <text:p text:style-name="P16"><text:span text:style-name="T6"/></text:p>
      <table:table table:name="Tabella2" table:style-name="Tabella2">
        <table:table-column table:style-name="Tabella2.A"/>
        <table:table-column table:style-name="Tabella2.B"/>
        <table:table-column table:style-name="Tabella2.C"/>
        <table:table-row>
          <table:table-cell table:style-name="Tabella2.A1" office:value-type="string">
            <text:p text:style-name="P38">Versione</text:p>
          </table:table-cell>
          <table:table-cell table:style-name="Tabella2.B1" office:value-type="string">
            <text:p text:style-name="P38">Data</text:p>
          </table:table-cell>
          <table:table-cell table:style-name="Tabella2.A1" office:value-type="string">
            <text:p text:style-name="P45">Descrizione delle modifiche</text:p>
          </table:table-cell>
        </table:table-row>
        <table:table-row>
          <table:table-cell table:style-name="Tabella2.A2" office:value-type="string">
            <text:p text:style-name="P33">1.1</text:p>
          </table:table-cell>
          <table:table-cell table:style-name="Tabella2.B2" office:value-type="string">
            <text:p text:style-name="P33">21/11/07</text:p>
          </table:table-cell>
          <table:table-cell table:style-name="Tabella2.B2" office:value-type="string">
            <text:p text:style-name="Table_20_Contents">Correzione della descrizione dei contenuti</text:p>
          </table:table-cell>
        </table:table-row>
      </table:table>
      <text:p text:style-name="P33"/>
      <text:p text:style-name="P42"/>
      <text:p text:style-name="P33"/>
      <text:p text:style-name="P16"/>
      <text:p text:style-name="P16">Sommario</text:p>
      <text:p text:style-name="P16"/>
      <text:p text:style-name="P17"><text:tab/><text:span text:style-name="T2">Il presente documento ha come finalità la presentazione dello studio preliminare effettuato sul capitolato intitolato “GoMoku3D”. In seguito ad una sommaria descrizione del progetto e alla presentazione dei requisiti richiesti dal committente, viene motivata la mancata adesione al suddetto.</text:span></text:p>
      <text:p text:style-name="P20"/>
      <text:p text:style-name="P17">Indice</text:p>
      <text:p text:style-name="P17"/>
      <text:list text:style-name="L1">
        <text:list-header>
          <text:p text:style-name="P22">1. Oggetto dello studio di fattibilità..............................................................<text:tab/>p. 3</text:p>
        </text:list-header>
      </text:list>
      <text:p text:style-name="P20"/>
      <text:list text:style-name="L2">
        <text:list-header>
          <text:p text:style-name="P23">2. Descrizione sommaria del progetto.........................................................<text:tab/>p. 3</text:p>
        </text:list-header>
      </text:list>
      <text:p text:style-name="P20"/>
      <text:p text:style-name="P20"><text:tab/>3. Conoscenze essenziali per la realizzazione del progetto........................<text:tab/>p. 3</text:p>
      <text:p text:style-name="P20"/>
      <text:p text:style-name="P20"><text:tab/>4. Fattibilità..................................................................................................<text:tab/>p. 4</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17">1. Oggetto dello studio di fattibilità</text:p>
      <text:p text:style-name="P17"/>
      <text:p text:style-name="P20"><text:tab/>Il presente studio di fattibilità ha come oggetto la realizzazione di un gioco chiamato GoMoku3D dove possono interagire da uno a tre utenti.</text:p>
      <text:p text:style-name="P20">Il committente del progetto sono i Proff. Conte e Vardanega.</text:p>
      <text:p text:style-name="P20"/>
      <text:p text:style-name="P15">2. Descrizione sommaria del progetto</text:p>
      <text:p text:style-name="P20"><text:span text:style-name="T3"><text:line-break/></text:span><text:tab/>Nello specifico tale progetto prevede:</text:p>
      <text:p text:style-name="P20"/>
      <text:list text:style-name="L3">
        <text:list-item>
          <text:p text:style-name="P25">la possibilità di giocare tra utente e computer oppure fino ad un massimo di tre utenti che possono sfidarsi</text:p>
        </text:list-item>
        <text:list-item>
          <text:p text:style-name="P25">la scelta da parte dell'utente del livello di difficoltà fino al 3°</text:p>
        </text:list-item>
        <text:list-item>
          <text:p text:style-name="P25">la possibilità di pareggio tra giocatori, quindi non esiste solo la vittoria</text:p>
        </text:list-item>
        <text:list-item>
          <text:p text:style-name="P25">che le regole possano cambiare a seconda del livello di difficoltà impostata</text:p>
        </text:list-item>
        <text:list-item>
          <text:p text:style-name="P25">l'utente può scegliere se giocare con il proprio pc oppure in modalità in rete</text:p>
        </text:list-item>
        <text:list-item>
          <text:p text:style-name="P25">la registrazione degli eventi del gioco in appositi file (detti log)</text:p>
        </text:list-item>
        <text:list-item>
          <text:p text:style-name="P25">la possibilità che sia multilingua (almeno italiano ed inglese)</text:p>
        </text:list-item>
        <text:list-item>
          <text:p text:style-name="P25">una guida per l'utente per spiegare sia il funzionamento del gioco sia quello del programma con relative istruzioni</text:p>
        </text:list-item>
      </text:list>
      <text:p text:style-name="P20"/>
      <text:p text:style-name="P20"><text:tab/>Durante la realizzazione del software saranno previste delle demo da presentare al cliente, ovvero si tratta in realtà di creare già delle prime interfacce grafiche in fase di revisione.</text:p>
      <text:p text:style-name="P21"/>
      <text:p text:style-name="P19">3. Conoscenze essenziali per la realizzazione del progetto</text:p>
      <text:p text:style-name="P19"/>
      <text:p text:style-name="P21"><text:tab/>Il progetto GoMoku3D richiede conoscenze specifiche per la realizzazione. In particolare:</text:p>
      <text:p text:style-name="P21"/>
      <text:list text:style-name="L4">
        <text:list-item>
          <text:p text:style-name="P34">Conoscenza molto ampia delle interfacce grafiche soprattutto per disegni tridimensionali.</text:p>
        </text:list-item>
        <text:list-item>
          <text:p text:style-name="P34">Conoscenza dei protocolli di rete</text:p>
        </text:list-item>
        <text:list-item>
          <text:p text:style-name="P34">Conoscenza della sicurezza via rete</text:p>
        </text:list-item>
        <text:list-item>
          <text:p text:style-name="P34"><text:soft-page-break/>Perfetta conoscenza di eventuali pericoli derivanti da attacchi dall'esterno in caso di gioco in rete.</text:p>
        </text:list-item>
      </text:list>
      <text:p text:style-name="P21"/>
      <text:p text:style-name="P21">L'azienda committente si riserva il diritto di modificare i requisiti sia durante la realizzazione sia prima della consegna delle offerte.</text:p>
      <text:p text:style-name="P21"/>
      <text:p text:style-name="P19">4. Fattibilità</text:p>
      <text:p text:style-name="P19"/>
      <text:p text:style-name="P14"><text:tab/>A seguito di un attento esame delle conoscenze richieste per lo sviluppo del software in questione, il gruppo StyloSoft decide di non accettare il capitolato. Il motivo del rifiuto risiede principalmente nell'ammontare di ore necessarie per assimilare le conoscenze di base per la realizzazione del progetto. Tale costo aggiuntivo non permette a StyloSoft di fare un'offerta competitiva al committ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text:line-break/>Progetto GoMoku3D</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3"><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1</text:p>
            </table:table-cell>
            <table:table-cell table:style-name="Tabella3.B1" office:value-type="string">
              <text:p text:style-name="P7">Creazione documento:</text:p>
              <text:p text:style-name="P7">20/11/07</text:p>
            </table:table-cell>
            <table:table-cell table:style-name="Tabella3.B1" office:value-type="string">
              <text:p text:style-name="P7">Ultima modifica: </text:p>
              <text:p text:style-name="P7">21/11/07</text:p>
            </table:table-cell>
            <table:table-cell table:style-name="Tabella3.B1" office:value-type="string">
              <text:p text:style-name="P8">Pagina <text:page-number text:select-page="current">4</text:page-number> di <text:page-count>4</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date>2007-11-21T15:40:13</dc:date>
    <meta:print-date>2005-11-30T16:25:56</meta:print-date>
    <meta:editing-cycles>305</meta:editing-cycles>
    <meta:editing-duration>P1DT3H34M5S</meta:editing-duration>
    <meta:user-defined meta:name="Info 1"/>
    <meta:user-defined meta:name="Info 2"/>
    <meta:user-defined meta:name="Info 3"/>
    <meta:user-defined meta:name="Info 4"/>
    <meta:document-statistic meta:table-count="4" meta:image-count="1" meta:object-count="0" meta:page-count="4" meta:paragraph-count="61" meta:word-count="470" meta:character-count="3434"/>
  </office:meta>
</office:document-meta>
</file>